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901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9.11cm" svg:height="0.963cm" svg:x="2.423cm" svg:y="0.114cm">
            <draw:text-box>
              <text:p text:style-name="P1">Screen-Object <text:s text:c="6"/>Art-Object</text:p>
            </draw:text-box>
          </draw:frame>
          <draw:frame draw:style-name="gr2" draw:text-style-name="P1" draw:layer="layout" svg:width="10.467cm" svg:height="0.963cm" svg:x="0.012cm" svg:y="2.135cm">
            <draw:text-box>
              <text:p text:style-name="P1">Icon <text:s text:c="11"/>Window <text:s text:c="12"/>Bitmap</text:p>
            </draw:text-box>
          </draw:frame>
          <draw:line draw:style-name="gr3" draw:text-style-name="P2" draw:layer="layout" svg:x1="0.839cm" svg:y1="1.61cm" svg:x2="8.489cm" svg:y2="1.61cm">
            <text:p text:style-name="P1"/>
          </draw:line>
          <draw:line draw:style-name="gr3" draw:text-style-name="P2" draw:layer="layout" svg:x1="0.813cm" svg:y1="1.62cm" svg:x2="0.813cm" svg:y2="2.282cm">
            <text:p text:style-name="P1"/>
          </draw:line>
          <draw:line draw:style-name="gr3" draw:text-style-name="P2" draw:layer="layout" svg:x1="8.538cm" svg:y1="1.593cm" svg:x2="8.538cm" svg:y2="2.255cm">
            <text:p text:style-name="P1"/>
          </draw:line>
          <draw:line draw:style-name="gr3" draw:text-style-name="P2" draw:layer="layout" svg:x1="4.649cm" svg:y1="1.038cm" svg:x2="4.649cm" svg:y2="2.334cm">
            <text:p text:style-name="P1"/>
          </draw:line>
          <draw:line draw:style-name="gr3" draw:text-style-name="P2" draw:layer="layout" svg:x1="9.37cm" svg:y1="1.055cm" svg:x2="9.37cm" svg:y2="2.351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5T05:22:23</meta:creation-date>
    <dc:date>2009-02-05T05:44:09</dc:date>
    <dc:language>en-US</dc:language>
    <meta:editing-cycles>5</meta:editing-cycles>
    <meta:editing-duration>PT21M4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